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text:s/>EditableText module.</text:p>
      <text:p text:style-name="Standard">-Divide drawing on cameras to threads.</text:p>
      <text:p text:style-name="Standard"/>
      <text:p text:style-name="Standard"><text:span text:style-name="T3">TODO</text:span>.</text:p>
      <text:p text:style-name="Standard">-Fix: first camera cannot interact with cursor.</text:p>
      <text:p text:style-name="Standard">-Fix: relative position is always used<text:s/>for cameras, even if camera is not pinned. Not pinned camera teleports in one of axis if mouse is pressed on north and west edge for the first time. Moving camera around<text:s/>first,<text:s/>fixes this error.<text:s/></text:p>
      <text:p text:style-name="Standard">-Add string variable input to “run” instruction.</text:p>
      <text:p text:style-name="Standard">-Add new instructions to the documentation.</text:p>
      <text:p text:style-name="Standard">-Drawing primitives.</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text:s/>as<text:s/>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text:s/><text:soft-page-break/>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text:s/>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text:s/><text:soft-page-break/>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text:s/><text:soft-page-break/>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soft-page-break/>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soft-page-break/>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4T20:04:00Z</dc:date>
    <meta:template xlink:href="Normal.dotm" xlink:type="simple"/>
    <meta:editing-cycles>702</meta:editing-cycles>
    <meta:editing-duration>PT1278600S</meta:editing-duration>
    <meta:document-statistic meta:page-count="6" meta:paragraph-count="23" meta:word-count="1782" meta:character-count="11919" meta:row-count="84" meta:non-whitespace-character-count="10160"/>
  </office:meta>
</office:document-meta>
</file>